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93e2" officeooo:paragraph-rsid="001193e2"/>
    </style:style>
    <style:style style:name="P2" style:family="paragraph" style:parent-style-name="Standard" style:list-style-name="L1">
      <style:text-properties officeooo:paragraph-rsid="001193e2"/>
    </style:style>
    <style:style style:name="P3" style:family="paragraph" style:parent-style-name="Standard" style:list-style-name="L1">
      <style:text-properties officeooo:rsid="0011e407" officeooo:paragraph-rsid="0011e407"/>
    </style:style>
    <style:style style:name="P4" style:family="paragraph" style:parent-style-name="Standard">
      <style:text-properties officeooo:rsid="0011e407" officeooo:paragraph-rsid="0011e407"/>
    </style:style>
    <style:style style:name="P5" style:family="paragraph" style:parent-style-name="Standard">
      <style:text-properties officeooo:rsid="00129c5f" officeooo:paragraph-rsid="00129c5f"/>
    </style:style>
    <style:style style:name="P6" style:family="paragraph" style:parent-style-name="Standard">
      <style:text-properties officeooo:rsid="0012d1cd" officeooo:paragraph-rsid="0012d1cd"/>
    </style:style>
    <style:style style:name="P7" style:family="paragraph" style:parent-style-name="Standard">
      <style:text-properties officeooo:rsid="0013b568" officeooo:paragraph-rsid="0013b568"/>
    </style:style>
    <style:style style:name="P8" style:family="paragraph" style:parent-style-name="Standard">
      <style:text-properties officeooo:paragraph-rsid="0013b568"/>
    </style:style>
    <style:style style:name="P9" style:family="paragraph" style:parent-style-name="Standard">
      <style:text-properties officeooo:rsid="00170957" officeooo:paragraph-rsid="00170957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193e2" style:font-weight-asian="normal" style:font-weight-complex="normal"/>
    </style:style>
    <style:style style:name="T3" style:family="text">
      <style:text-properties style:text-underline-style="none" fo:font-weight="normal" officeooo:rsid="0012d1cd" style:font-weight-asian="normal" style:font-weight-complex="normal"/>
    </style:style>
    <style:style style:name="T4" style:family="text">
      <style:text-properties style:text-underline-style="none" fo:font-weight="normal" officeooo:rsid="0013b568" style:font-weight-asian="normal" style:font-weight-complex="normal"/>
    </style:style>
    <style:style style:name="T5" style:family="text">
      <style:text-properties officeooo:rsid="0013b5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oughts in Macdonalds</text:p>
      <text:p text:style-name="P1"/>
      <text:list xml:id="list3902320999" text:style-name="L1">
        <text:list-item>
          <text:p text:style-name="P2"><text:span text:style-name="T2">Do I need to do a diagram explaining generation times and serial intervals?</text:span></text:p>
        </text:list-item>
        <text:list-item>
          <text:p text:style-name="P3"><text:span text:style-name="T2">S</text:span><text:span text:style-name="T1">hould probably say that we assume that w_o and w_a are perfect estimations… to give the best case scenario.</text:span></text:p>
        </text:list-item>
        <text:list-item>
          <text:p text:style-name="P3"><text:span text:style-name="T1">Need to say more about model in methods section.</text:span></text:p>
        </text:list-item>
      </text:list>
      <text:p text:style-name="P4"><text:span text:style-name="T1"/></text:p>
      <text:p text:style-name="P4"><text:span text:style-name="T1">Britton-Gianpaolo:</text:span></text:p>
      <text:p text:style-name="P4"><text:span text:style-name="T1"/></text:p>
      <text:p text:style-name="P4"><text:span text:style-name="T1">Sources of bias</text:span></text:p>
      <text:p text:style-name="P4"><text:span text:style-name="T1">Methods for removing/reducing biases</text:span></text:p>
      <text:p text:style-name="P4"><text:span text:style-name="T1">Extra complexities have little effect on model accuracy</text:span></text:p>
      <text:p text:style-name="P4"><text:span text:style-name="T1">Homogenous mixing</text:span></text:p>
      <text:p text:style-name="P4"><text:span text:style-name="T1">Effect of replacing generation with serial</text:span></text:p>
      <text:p text:style-name="P4"><text:span text:style-name="T1">Backwards or forwards generation interval calculation is affected by potential multiple infections</text:span></text:p>
      <text:p text:style-name="P4"><text:span text:style-name="T1">Assumption of not</text:span></text:p>
      <text:p text:style-name="P5"><text:span text:style-name="T1">Lovely idea that r is the population spread version of generation interval, which is the individual spread distribution</text:span></text:p>
      <text:p text:style-name="P5"><text:span text:style-name="T1">Idea that a relationship between serial and generation can be developed if </text:span><text:span text:style-name="T3">they are from the same distribution family, correction based on variances is sufficient.</text:span></text:p>
      <text:p text:style-name="P5"><text:span text:style-name="T3"/></text:p>
      <text:p text:style-name="P6"><text:span text:style-name="T1">Gostic-McGough:</text:span></text:p>
      <text:p text:style-name="P6"><text:span text:style-name="T1"/></text:p>
      <text:p text:style-name="P6"><text:span text:style-name="T1">Mis-specification of generatino interval is a large potential soiurce of over or under estimation.</text:span></text:p>
      <text:p text:style-name="P6"><text:span text:style-name="T1"/></text:p>
      <text:p text:style-name="P7"><text:span text:style-name="T1">R_t estimaytes most prone to above bias when R_t substantially greater or less than 1, i.e. start of outbreak or after effective control measures.</text:span></text:p>
      <text:p text:style-name="P7"><text:span text:style-name="T1"/></text:p>
      <text:p text:style-name="P7"><text:span text:style-name="T1">Practical consequences are more severe when R_t near 1 but the relative error is smaller.</text:span></text:p>
      <text:p text:style-name="P7"><text:span text:style-name="T1"/></text:p>
      <text:p text:style-name="P8"><text:span text:style-name="T4">Discussion of lag. Difficult when trying to discren how changes in behaviour affect trabsmission.</text:span></text:p>
      <text:p text:style-name="P9"><text:span text:style-name="T4">N</text:span><text:span text:style-name="T1">eed to write about h(r) being continuou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9:55:59.433185495</meta:creation-date>
    <dc:date>2021-09-06T22:50:54.132532629</dc:date>
    <meta:editing-duration>PT14M1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204" meta:character-count="1323" meta:non-whitespace-character-count="1142"/>
  </office:meta>
</office:document-meta>
</file>